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3 — RHCSA ADMINISTRATION</text:p>
          </draw:text-box>
        </draw:frame>
        <draw:frame draw:style-name="TransBox" svg:width="31.8700cm" svg:height="5.5000cm" svg:x="1.0000cm" svg:y="2.3000cm">
          <draw:text-box>
            <text:p text:style-name="PTitleMain">Packages and Repos — dnf</text:p>
          </draw:text-box>
        </draw:frame>
        <draw:frame draw:style-name="TransBox" svg:width="31.8700cm" svg:height="3.5000cm" svg:x="1.0000cm" svg:y="8.8000cm">
          <draw:text-box>
            <text:p text:style-name="PBody">RHEL uses dnf (Dandified YUM) as its package manager. It handles installing, removing, updating, and searching RPM packages and manages the repositories that provide them. Resource: Notes</text:p>
          </draw:text-box>
        </draw:frame>
        <draw:frame draw:style-name="TransBox" svg:width="31.8700cm" svg:height="0.7000cm" svg:x="1.0000cm" svg:y="17.8000cm">
          <draw:text-box>
            <text:p text:style-name="PFooter">03-rhcsa/packages-dnf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Concepts</text:p>
            <text:p text:style-name="PBullet">▶  Searching for packages</text:p>
            <text:p text:style-name="PBullet">▶  Installing packages</text:p>
            <text:p text:style-name="PBullet">▶  Removing packages</text:p>
            <text:p text:style-name="PBullet">▶  Updating packages</text:p>
            <text:p text:style-name="PBullet">▶  Package history and rollback</text:p>
            <text:p text:style-name="PBullet">▶  Module streams (AppStream)</text:p>
            <text:p text:style-name="PBullet">▶  Repository management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ncepts</text:p>
          </draw:text-box>
        </draw:frame>
        <draw:frame draw:style-name="TransBox" svg:width="31.8700cm" svg:height="13.5500cm" svg:x="1.0000cm" svg:y="4.0000cm">
          <draw:text-box>
            <text:p text:style-name="PBullet">• Term: Meaning</text:p>
            <text:p text:style-name="PBullet">• RPM: The package format (.rpm file with metadata + files)</text:p>
            <text:p text:style-name="PBullet">• Repository (repo): A server or directory providing packages + metadata</text:p>
            <text:p text:style-name="PBullet">• dnf: The client tool that resolves dependencies and manages RPMs</text:p>
            <text:p text:style-name="PBullet">• module stream: Multiple versions of a package available side-by-side (AppStream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earching for packages</text:p>
          </draw:text-box>
        </draw:frame>
        <draw:frame draw:style-name="CodeBox" svg:width="31.8700cm" svg:height="13.5500cm" svg:x="1.0000cm" svg:y="4.0000cm">
          <draw:text-box>
            <text:p text:style-name="PCode"># Search by name or description
sudo dnf search nginx
sudo dnf search "web server"

# Show full details about a package
sudo dnf info nginx

# Find which package provides a file or command
sudo dnf provides /usr/bin/ss
sudo dnf provides "*/nmap"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Installing packages</text:p>
          </draw:text-box>
        </draw:frame>
        <draw:frame draw:style-name="CodeBox" svg:width="31.8700cm" svg:height="13.5500cm" svg:x="1.0000cm" svg:y="4.0000cm">
          <draw:text-box>
            <text:p text:style-name="PCode"># Install a package
sudo dnf install -y nginx

# Install multiple packages
sudo dnf install -y vim git curl

# Install a local .rpm file
sudo dnf install -y /tmp/package.rpm

# Install without confirmation prompt (-y)
sudo dnf install -y htop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emoving packages</text:p>
          </draw:text-box>
        </draw:frame>
        <draw:frame draw:style-name="CodeBox" svg:width="31.8700cm" svg:height="13.5500cm" svg:x="1.0000cm" svg:y="4.0000cm">
          <draw:text-box>
            <text:p text:style-name="PCode"># Remove a package (keeps dependencies)
sudo dnf remove nginx

# Remove a package and unused dependencies
sudo dnf autoremove nginx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Updating packages</text:p>
          </draw:text-box>
        </draw:frame>
        <draw:frame draw:style-name="CodeBox" svg:width="31.8700cm" svg:height="13.5500cm" svg:x="1.0000cm" svg:y="4.0000cm">
          <draw:text-box>
            <text:p text:style-name="PCode"># Check what updates are available
sudo dnf check-update

# Update a specific package
sudo dnf upgrade nginx

# Update everything
sudo dnf upgrade -y

# Security updates only
sudo dnf upgrade --security -y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ackage history and rollback</text:p>
          </draw:text-box>
        </draw:frame>
        <draw:frame draw:style-name="TransBox" svg:width="15.7350cm" svg:height="13.5500cm" svg:x="1.0000cm" svg:y="4.0000cm">
          <draw:text-box>
            <text:p text:style-name="PBullet">• 💡 Rollback limitations</text:p>
            <text:p text:style-name="PBullet">• dnf history undo restores installed packages but does not restore</text:p>
            <text:p text:style-name="PBullet">• modified configuration files. Always back up configs before major updates.</text:p>
          </draw:text-box>
        </draw:frame>
        <draw:frame draw:style-name="CodeBox" svg:width="15.7350cm" svg:height="13.5500cm" svg:x="17.1350cm" svg:y="4.0000cm">
          <draw:text-box>
            <text:p text:style-name="PCode"># View transaction history
sudo dnf history

# Details of a specific transaction
sudo dnf history info 5

# Undo the last transaction
sudo dnf history undo last

# Undo a specific transaction (by ID)
sudo dnf history undo 5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Module streams (AppStream)</text:p>
          </draw:text-box>
        </draw:frame>
        <draw:frame draw:style-name="TransBox" svg:width="15.7350cm" svg:height="13.5500cm" svg:x="1.0000cm" svg:y="4.0000cm">
          <draw:text-box>
            <text:p text:style-name="PBullet">• RHEL 10 provides multiple versions of some software via AppStream modules:</text:p>
          </draw:text-box>
        </draw:frame>
        <draw:frame draw:style-name="CodeBox" svg:width="15.7350cm" svg:height="13.5500cm" svg:x="17.1350cm" svg:y="4.0000cm">
          <draw:text-box>
            <text:p text:style-name="PCode"># List available modules
sudo dnf module list

# List streams for a specific module
sudo dnf module list nodejs

# Enable and install a specific stream
sudo dnf module enable nodejs:22
sudo dnf install -y nodejs

# Show currently enabled modules
sudo dnf module list --enable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epository management</text:p>
          </draw:text-box>
        </draw:frame>
        <draw:frame draw:style-name="TransBox" svg:width="15.7350cm" svg:height="13.5500cm" svg:x="1.0000cm" svg:y="4.0000cm">
          <draw:text-box>
            <text:p text:style-name="PBullet">• Repo configuration files live in /etc/yum.repos.d/.</text:p>
          </draw:text-box>
        </draw:frame>
        <draw:frame draw:style-name="CodeBox" svg:width="15.7350cm" svg:height="13.5500cm" svg:x="17.1350cm" svg:y="4.0000cm">
          <draw:text-box>
            <text:p text:style-name="PCode"># List all enabled repositories
sudo dnf repolist

# List all repos (enabled + disabled)
sudo dnf repolist all

# Enable a disabled repo
sudo dnf config-manager --enable &lt;repo-id&gt;

# Disable a repo
sudo dnf config-manager --disable &lt;repo-id&gt;

… (2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GPG key verification</text:p>
          </draw:text-box>
        </draw:frame>
        <draw:frame draw:style-name="TransBox" svg:width="15.7350cm" svg:height="13.5500cm" svg:x="1.0000cm" svg:y="4.0000cm">
          <draw:text-box>
            <text:p text:style-name="PBullet">• RHEL automatically verifies package signatures. Do not disable this.</text:p>
          </draw:text-box>
        </draw:frame>
        <draw:frame draw:style-name="CodeBox" svg:width="15.7350cm" svg:height="13.5500cm" svg:x="17.1350cm" svg:y="4.0000cm">
          <draw:text-box>
            <text:p text:style-name="PCode"># View imported GPG keys
rpm -q gpg-pubkey --qf '%{NAME}-%{VERSION}-%{RELEASE}\t%{SUMMARY}\n'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PM quick reference</text:p>
          </draw:text-box>
        </draw:frame>
        <draw:frame draw:style-name="CodeBox" svg:width="31.8700cm" svg:height="13.5500cm" svg:x="1.0000cm" svg:y="4.0000cm">
          <draw:text-box>
            <text:p text:style-name="PCode"># List files installed by a package
rpm -ql nginx

# Find which package owns a file
rpm -qf /usr/bin/vim

# List installed packages
rpm -qa

# Query package info
rpm -qi bash

# Verify package integrity
rpm -V nginx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Packages and Repos — dnf</text:p>
          </draw:text-box>
        </draw:frame>
        <draw:frame draw:style-name="TransBox" svg:width="31.8700cm" svg:height="13.5500cm" svg:x="1.0000cm" svg:y="4.0000cm">
          <draw:text-box>
            <text:p text:style-name="PBullet">✓  Concepts: Term: Meaning</text:p>
            <text:p text:style-name="PBullet">✓  Searching for packages</text:p>
            <text:p text:style-name="PBullet">✓  Installing packages</text:p>
            <text:p text:style-name="PBullet">✓  Removing packages</text:p>
            <text:p text:style-name="PBullet">✓  Updating packages</text:p>
            <text:p text:style-name="PBullet">✓  Package history and rollback: 💡 Rollback limitations</text:p>
            <text:p text:style-name="PBullet">✓  Module streams (AppStream): RHEL 10 provides multiple versions of some software via AppStream modules: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